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56cm"/>
    </style:style>
    <style:style style:name="co3" style:family="table-column">
      <style:table-column-properties fo:break-before="auto" style:column-width="2.522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2.628cm"/>
    </style:style>
    <style:style style:name="co6" style:family="table-column">
      <style:table-column-properties fo:break-before="auto" style:column-width="2.469cm"/>
    </style:style>
    <style:style style:name="co7" style:family="table-column">
      <style:table-column-properties fo:break-before="auto" style:column-width="2.217cm"/>
    </style:style>
    <style:style style:name="co8" style:family="table-column">
      <style:table-column-properties fo:break-before="auto" style:column-width="1.864cm"/>
    </style:style>
    <style:style style:name="co9" style:family="table-column">
      <style:table-column-properties fo:break-before="auto" style:column-width="2.08cm"/>
    </style:style>
    <style:style style:name="co10" style:family="table-column">
      <style:table-column-properties fo:break-before="auto" style:column-width="4.059cm"/>
    </style:style>
    <style:style style:name="co11" style:family="table-column">
      <style:table-column-properties fo:break-before="auto" style:column-width="5.514cm"/>
    </style:style>
    <style:style style:name="co12" style:family="table-column">
      <style:table-column-properties fo:break-before="auto" style:column-width="4.3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38cm" fo:break-before="auto" style:use-optimal-row-height="false"/>
    </style:style>
    <style:style style:name="ro5" style:family="table-row">
      <style:table-row-properties style:row-height="0.57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465a4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 style:data-style-name="N0">
      <style:table-cell-properties fo:border-bottom="none" fo:background-color="#80808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8" style:family="table-cell" style:parent-style-name="Default" style:data-style-name="N0">
      <style:table-cell-properties fo:border-bottom="none" fo:background-color="#80808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 style:data-style-name="N2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0">
      <style:table-cell-properties fo:border-bottom="none" fo:background-color="#80808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584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order-bottom="none" fo:background-color="#80808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d1d75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order-bottom="none" fo:background-color="#80808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5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38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.106cm" svg:stroke-color="#3465a4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2" style:family="graphic">
      <style:graphic-properties draw:stroke="dash" draw:stroke-dash="Dot" svg:stroke-width="0.053cm" svg:stroke-color="#ff0000" draw:stroke-linejoin="round" draw:fill="none" draw:textarea-vertical-align="top" draw:auto-grow-height="false" fo:min-height="0.577cm" fo:min-width="7.56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3" style:family="graphic">
      <style:graphic-properties draw:stroke="solid" svg:stroke-width="0.053cm" svg:stroke-color="#ff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4" style:family="graphic">
      <style:graphic-properties draw:stroke="dash" draw:stroke-dash="Dash" svg:stroke-width="0.081cm" svg:stroke-color="#3465a4" draw:stroke-linejoin="round" draw:fill="none" draw:textarea-vertical-align="top" draw:auto-grow-height="false" fo:min-height="0.655cm" fo:min-width="20.499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5" style:family="graphic">
      <style:graphic-properties draw:stroke="dash" draw:stroke-dash="Dot" svg:stroke-width="0.053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6" style:family="graphic">
      <style:graphic-properties draw:stroke="solid" svg:stroke-width="0.053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7" style:family="graphic">
      <style:graphic-properties draw:stroke="solid" svg:stroke-width="0.081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8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gr9" style:family="graphic">
      <style:graphic-properties draw:stroke="solid" svg:stroke-width="0.106cm" svg:stroke-color="#3465a4" draw:stroke-linejoin="round" draw:fill="none" draw:textarea-vertical-align="top" draw:auto-grow-height="false" fo:min-height="2.698cm" fo:min-width="4.556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0" style:family="graphic">
      <style:graphic-properties draw:stroke="solid" svg:stroke-width="0.106cm" svg:stroke-color="#3465a4" draw:stroke-linejoin="round" draw:fill="none" draw:textarea-vertical-align="top" draw:auto-grow-height="false" fo:min-height="5.132cm" fo:min-width="8.991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1" style:family="graphic">
      <style:graphic-properties draw:stroke="solid" svg:stroke-width="0.106cm" svg:stroke-color="#3465a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2" style:family="graphic">
      <style:graphic-properties draw:stroke="solid" svg:stroke-width="0.106cm" svg:stroke-color="#3465a4" draw:stroke-linejoin="round" draw:fill="none" draw:textarea-vertical-align="top" draw:auto-grow-height="false" fo:min-height="4.154cm" fo:min-width="6.953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3" style:family="graphic">
      <style:graphic-properties draw:stroke="solid" svg:stroke-width="0.053cm" svg:stroke-color="#8d1d75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4" style:family="graphic">
      <style:graphic-properties draw:stroke="solid" svg:stroke-width="0.053cm" svg:stroke-color="#158466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5" style:family="graphic">
      <style:graphic-properties draw:stroke="dash" draw:stroke-dash="Dot" svg:stroke-width="0.053cm" svg:stroke-color="#158466" draw:stroke-linejoin="round" draw:fill="none" draw:textarea-vertical-align="top" draw:auto-grow-height="false" fo:min-height="0.577cm" fo:min-width="7.418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6" style:family="graphic">
      <style:graphic-properties draw:stroke="dash" draw:stroke-dash="Dot" svg:stroke-width="0.053cm" svg:stroke-color="#8d1d75" draw:stroke-linejoin="round" draw:fill="none" draw:textarea-vertical-align="top" draw:auto-grow-height="false" fo:min-height="0.577cm" fo:min-width="7.48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7" style:family="graphic">
      <style:graphic-properties draw:stroke="dash" draw:stroke-dash="Dot" svg:stroke-width="0.053cm" svg:stroke-color="#3465a4" draw:stroke-linejoin="round" draw:fill="none" draw:textarea-vertical-align="top" draw:auto-grow-height="false" fo:min-height="0.314cm" fo:min-width="2.05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line draw:z-index="0" draw:name="Line 1" draw:style-name="gr1" draw:text-style-name="P1" svg:x1="12.935cm" svg:y1="3.863cm" svg:x2="12.396cm" svg:y2="5.322cm">
            <text:p/>
          </draw:line>
          <draw:custom-shape draw:z-index="9" draw:name="Shape 9" draw:style-name="gr2" draw:text-style-name="P1" svg:width="8.059cm" svg:height="0.826cm" svg:x="1.575cm" svg:y="27.9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12" draw:name="Line 5" draw:style-name="gr3" draw:text-style-name="P1" svg:x1="6.066cm" svg:y1="27.935cm" svg:x2="6.072cm" svg:y2="27.246cm">
            <text:p/>
          </draw:line>
          <draw:custom-shape draw:z-index="13" draw:name="Shape 8" draw:style-name="gr4" draw:text-style-name="P1" svg:width="21.095cm" svg:height="1.001cm" svg:x="3.955cm" svg:y="26.59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line draw:z-index="14" draw:name="Horizontal line 1" draw:style-name="gr5" draw:text-style-name="P1" svg:x1="25.226cm" svg:y1="26.847cm" svg:x2="27.611cm" svg:y2="28.114cm">
            <text:p/>
          </draw:line>
          <draw:line draw:z-index="16" draw:name="Line 8" draw:style-name="gr6" draw:text-style-name="P1" svg:x1="27.325cm" svg:y1="28.865cm" svg:x2="29.859cm" svg:y2="28.865cm">
            <text:p/>
          </draw:line>
          <draw:g draw:z-index="17">
            <draw:line draw:name="Horizontal line 3" draw:style-name="gr7" draw:text-style-name="P1" svg:x1="26.419cm" svg:y1="28.785cm" svg:x2="27.075cm" svg:y2="28.786cm">
              <text:p/>
            </draw:line>
            <draw:line draw:name="Horizontal line 2" draw:style-name="gr7" draw:text-style-name="P1" svg:x1="26.413cm" svg:y1="28.987cm" svg:x2="27.067cm" svg:y2="28.988cm">
              <text:p/>
            </draw:line>
          </draw:g>
          <draw:frame draw:z-index="19" draw:name="ενσωματωμένο αντικείμενο (OLE) 1" draw:style-name="gr8" draw:text-style-name="P2" svg:width="3.283cm" svg:height="0.507cm" svg:x="0cm" svg:y="23.996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0" draw:name="ενσωματωμένο αντικείμενο (OLE) 2" draw:style-name="gr8" draw:text-style-name="P2" svg:width="24.776cm" svg:height="1.115cm" svg:x="1.578cm" svg:y="28.35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g draw:z-index="21">
            <draw:line draw:name="Horizontal line 3" draw:style-name="gr7" draw:text-style-name="P1" svg:x1="0.596cm" svg:y1="28.785cm" svg:x2="1.252cm" svg:y2="28.786cm">
              <text:p/>
            </draw:line>
            <draw:line draw:name="Horizontal line 2" draw:style-name="gr7" draw:text-style-name="P1" svg:x1="0.59cm" svg:y1="28.987cm" svg:x2="1.244cm" svg:y2="28.988cm">
              <text:p/>
            </draw:line>
          </draw:g>
          <draw:g draw:z-index="22">
            <draw:line draw:name="Horizontal line 3" draw:style-name="gr7" draw:text-style-name="P1" svg:x1="12.857cm" svg:y1="24.316cm" svg:x2="13.513cm" svg:y2="24.317cm">
              <text:p/>
            </draw:line>
            <draw:line draw:name="Horizontal line 2" draw:style-name="gr7" draw:text-style-name="P1" svg:x1="12.851cm" svg:y1="24.518cm" svg:x2="13.505cm" svg:y2="24.519cm">
              <text:p/>
            </draw:line>
          </draw:g>
          <draw:frame draw:z-index="23" draw:name="ενσωματωμένο αντικείμενο (OLE) 3" draw:style-name="gr8" draw:text-style-name="P2" svg:width="8.157cm" svg:height="1.77cm" svg:x="4.424cm" svg:y="23.231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g draw:z-index="24">
            <draw:line draw:name="Horizontal line 3" draw:style-name="gr7" draw:text-style-name="P1" svg:x1="3.451cm" svg:y1="24.293cm" svg:x2="4.107cm" svg:y2="24.294cm">
              <text:p/>
            </draw:line>
            <draw:line draw:name="Horizontal line 2" draw:style-name="gr7" draw:text-style-name="P1" svg:x1="3.445cm" svg:y1="24.495cm" svg:x2="4.099cm" svg:y2="24.496cm">
              <text:p/>
            </draw:line>
          </draw:g>
        </table:shapes>
        <table:table-column table:style-name="co1" table:number-columns-repeated="2" table:default-cell-style-name="Default"/>
        <table:table-column table:style-name="co1" table:default-cell-style-name="ce7"/>
        <table:table-column table:style-name="co2" table:default-cell-style-name="ce15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>
            <draw:custom-shape draw:z-index="6" draw:name="Shape 2" draw:style-name="gr9" draw:text-style-name="P1" svg:width="7.15cm" svg:height="4.168cm" svg:x="1.661cm" svg:y="0.304cm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number-columns-repeated="8"/>
        </table:table-row>
        <table:table-row table:style-name="ro1">
          <table:table-cell/>
          <table:table-cell>
            <draw:custom-shape draw:z-index="5" draw:name="Shape 1" draw:style-name="gr9" draw:text-style-name="P1" svg:width="7.15cm" svg:height="4.168cm" svg:x="0.56cm" svg:y="0.134cm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2" table:number-rows-spanned="1">
            <text:p>A: Season</text:p>
          </table:table-cell>
          <table:covered-table-cell table:style-name="ce3"/>
          <table:table-cell table:number-columns-repeated="2"/>
          <table:table-cell table:style-name="ce3" office:value-type="string" calcext:value-type="string" table:number-columns-spanned="2" table:number-rows-spanned="1">
            <text:p>B: Location</text:p>
          </table:table-cell>
          <table:covered-table-cell table:style-name="ce3"/>
          <table:table-cell table:number-columns-repeated="6"/>
        </table:table-row>
        <table:table-row table:style-name="ro1">
          <table:table-cell table:number-columns-repeated="2"/>
          <table:table-cell table:style-name="ce8" office:value-type="string" calcext:value-type="string">
            <text:p>Season</text:p>
          </table:table-cell>
          <table:table-cell table:style-name="ce16" office:value-type="string" calcext:value-type="string">
            <text:p>Prob</text:p>
          </table:table-cell>
          <table:table-cell table:number-columns-repeated="2"/>
          <table:table-cell table:style-name="ce18" office:value-type="string" calcext:value-type="string">
            <text:p>Location</text:p>
          </table:table-cell>
          <table:table-cell table:style-name="ce16" office:value-type="string" calcext:value-type="string">
            <text:p>Prob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9" office:value-type="string" calcext:value-type="string">
            <text:p>a1: Spring</text:p>
          </table:table-cell>
          <table:table-cell table:style-name="ce5" office:value-type="float" office:value="0.25" calcext:value-type="float">
            <text:p>0,25</text:p>
          </table:table-cell>
          <table:table-cell table:number-columns-repeated="2"/>
          <table:table-cell table:style-name="ce19" office:value-type="string" calcext:value-type="string">
            <text:p>b1: New York</text:p>
          </table:table-cell>
          <table:table-cell table:style-name="ce5" office:value-type="float" office:value="0.4" calcext:value-type="float">
            <text:p>0,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9" office:value-type="string" calcext:value-type="string">
            <text:p>a2: Summer</text:p>
          </table:table-cell>
          <table:table-cell table:style-name="ce5" office:value-type="float" office:value="0.25" calcext:value-type="float">
            <text:p>0,25</text:p>
          </table:table-cell>
          <table:table-cell>
            <draw:line draw:z-index="1" draw:name="Line 2" draw:style-name="gr1" draw:text-style-name="P1" svg:x1="1.313cm" svg:y1="0.103cm" svg:x2="2.255cm" svg:y2="1.632cm">
              <text:p/>
            </draw:line>
          </table:table-cell>
          <table:table-cell/>
          <table:table-cell table:style-name="ce20" office:value-type="string" calcext:value-type="string">
            <text:p>b2: L.A.</text:p>
          </table:table-cell>
          <table:table-cell table:style-name="ce6" office:value-type="float" office:value="0.6" calcext:value-type="float">
            <text:p>0,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9" office:value-type="string" calcext:value-type="string">
            <text:p>a3: Fall</text:p>
          </table:table-cell>
          <table:table-cell table:style-name="ce5" office:value-type="float" office:value="0.25" calcext:value-type="float">
            <text:p>0,2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0" office:value-type="string" calcext:value-type="string">
            <text:p>a4: Winter</text:p>
          </table:table-cell>
          <table:table-cell table:style-name="ce6" office:value-type="float" office:value="0.25" calcext:value-type="float">
            <text:p>0,25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>
            <draw:custom-shape draw:z-index="7" draw:name="Shape 5" draw:style-name="gr10" draw:text-style-name="P1" svg:width="13.421cm" svg:height="7.61cm" svg:x="0.548cm" svg:y="0.045cm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2">
          <table:table-cell table:number-columns-repeated="2"/>
          <table:table-cell table:style-name="ce11"/>
          <table:table-cell table:style-name="ce3" office:value-type="string" calcext:value-type="string" table:number-columns-spanned="4" table:number-rows-spanned="1">
            <text:p>X: Clothing purchase</text:p>
          </table:table-cell>
          <table:covered-table-cell table:number-columns-repeated="3" table:style-name="ce3"/>
          <table:table-cell table:number-columns-repeated="7"/>
        </table:table-row>
        <table:table-row table:style-name="ro3">
          <table:table-cell table:number-columns-repeated="2"/>
          <table:table-cell table:style-name="ce11"/>
          <table:table-cell table:style-name="ce4" office:value-type="string" calcext:value-type="string" table:number-columns-spanned="1" table:number-rows-spanned="2">
            <text:p>p(X|A, B)</text:p>
          </table:table-cell>
          <table:table-cell table:style-name="ce4" office:value-type="string" calcext:value-type="string" table:number-columns-spanned="1" table:number-rows-spanned="2">
            <text:p>Warm Coat <text:s/>x1</text:p>
          </table:table-cell>
          <table:table-cell table:style-name="ce4" office:value-type="string" calcext:value-type="string" table:number-columns-spanned="1" table:number-rows-spanned="2">
            <text:p>Business Shirt <text:s/>x2</text:p>
          </table:table-cell>
          <table:table-cell table:style-name="ce4" office:value-type="string" calcext:value-type="string" table:number-columns-spanned="1" table:number-rows-spanned="2">
            <text:p>Bermuda Shorts x3</text:p>
          </table:table-cell>
          <table:table-cell table:number-columns-repeated="4"/>
          <table:table-cell table:style-name="ce47" office:value-type="string" calcext:value-type="string" table:number-columns-spanned="1" table:number-rows-spanned="2">
            <text:p>Prior p(X=x1)</text:p>
          </table:table-cell>
          <table:table-cell table:style-name="ce47" office:value-type="string" calcext:value-type="string" table:number-columns-spanned="1" table:number-rows-spanned="2">
            <text:p>Prior <text:s/>p(X=x2)</text:p>
          </table:table-cell>
          <table:table-cell table:style-name="ce47" office:value-type="string" calcext:value-type="string" table:number-columns-spanned="1" table:number-rows-spanned="2">
            <text:p>Prior <text:s/>p(X=x3)</text:p>
          </table:table-cell>
        </table:table-row>
        <table:table-row table:style-name="ro1">
          <table:table-cell table:number-columns-repeated="2"/>
          <table:table-cell table:style-name="ce11"/>
          <table:covered-table-cell table:number-columns-repeated="4" table:style-name="ce4"/>
          <table:table-cell table:number-columns-repeated="4"/>
          <table:covered-table-cell table:number-columns-repeated="3" table:style-name="ce47"/>
        </table:table-row>
        <table:table-row table:style-name="ro1">
          <table:table-cell table:number-columns-repeated="2"/>
          <table:table-cell table:style-name="ce11"/>
          <table:table-cell table:style-name="ce5" office:value-type="string" calcext:value-type="string">
            <text:p>a1, b1</text:p>
          </table:table-cell>
          <table:table-cell table:number-columns-repeated="2" table:style-name="ce12" office:value-type="float" office:value="0.3" calcext:value-type="float">
            <text:p>0,30</text:p>
          </table:table-cell>
          <table:table-cell table:style-name="ce12" office:value-type="float" office:value="0.4" calcext:value-type="float">
            <text:p>0,40</text:p>
          </table:table-cell>
          <table:table-cell table:number-columns-repeated="4"/>
          <table:table-cell table:style-name="ce24" table:formula="of:=[.E19]*[.$D8]*[.$H8]" office:value-type="float" office:value="0.03" calcext:value-type="float">
            <text:p>0,03</text:p>
          </table:table-cell>
          <table:table-cell table:style-name="ce24" table:formula="of:=[.F19]*[.$D8]*[.$H8]" office:value-type="float" office:value="0.03" calcext:value-type="float">
            <text:p>0,03</text:p>
          </table:table-cell>
          <table:table-cell table:style-name="ce24" table:formula="of:=[.G19]*[.$D8]*[.$H8]" office:value-type="float" office:value="0.04" calcext:value-type="float">
            <text:p>0,04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5" office:value-type="string" calcext:value-type="string">
            <text:p>a1, b2</text:p>
          </table:table-cell>
          <table:table-cell table:style-name="ce12" office:value-type="float" office:value="0.2" calcext:value-type="float">
            <text:p>0,20</text:p>
          </table:table-cell>
          <table:table-cell table:number-columns-repeated="2" table:style-name="ce12" office:value-type="float" office:value="0.4" calcext:value-type="float">
            <text:p>0,40</text:p>
          </table:table-cell>
          <table:table-cell table:number-columns-repeated="4"/>
          <table:table-cell table:style-name="ce24" table:formula="of:=[.E20]*[.$D9]*[.$H9]" office:value-type="float" office:value="0.03" calcext:value-type="float">
            <text:p>0,03</text:p>
          </table:table-cell>
          <table:table-cell table:style-name="ce24" table:formula="of:=[.F20]*[.$D9]*[.$H9]" office:value-type="float" office:value="0.06" calcext:value-type="float">
            <text:p>0,06</text:p>
          </table:table-cell>
          <table:table-cell table:style-name="ce24" table:formula="of:=[.G20]*[.$D9]*[.$H9]" office:value-type="float" office:value="0.06" calcext:value-type="float">
            <text:p>0,06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5" office:value-type="string" calcext:value-type="string">
            <text:p>a2, b1</text:p>
          </table:table-cell>
          <table:table-cell table:style-name="ce12" office:value-type="float" office:value="0.1" calcext:value-type="float">
            <text:p>0,10</text:p>
          </table:table-cell>
          <table:table-cell table:style-name="ce12" office:value-type="float" office:value="0.3" calcext:value-type="float">
            <text:p>0,30</text:p>
          </table:table-cell>
          <table:table-cell table:style-name="ce12" office:value-type="float" office:value="0.6" calcext:value-type="float">
            <text:p>0,60</text:p>
          </table:table-cell>
          <table:table-cell table:number-columns-repeated="4"/>
          <table:table-cell table:style-name="ce24" table:formula="of:=[.E21]*[.$D10]*[.$H8]" office:value-type="float" office:value="0.01" calcext:value-type="float">
            <text:p>0,01</text:p>
          </table:table-cell>
          <table:table-cell table:style-name="ce24" table:formula="of:=[.F21]*[.$D10]*[.$H8]" office:value-type="float" office:value="0.03" calcext:value-type="float">
            <text:p>0,03</text:p>
          </table:table-cell>
          <table:table-cell table:style-name="ce24" table:formula="of:=[.G21]*[.$D10]*[.$H8]" office:value-type="float" office:value="0.06" calcext:value-type="float">
            <text:p>0,06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5" office:value-type="string" calcext:value-type="string">
            <text:p>a2, b2</text:p>
          </table:table-cell>
          <table:table-cell table:style-name="ce12" office:value-type="float" office:value="0.05" calcext:value-type="float">
            <text:p>0,05</text:p>
          </table:table-cell>
          <table:table-cell table:style-name="ce12" office:value-type="float" office:value="0.35" calcext:value-type="float">
            <text:p>0,35</text:p>
          </table:table-cell>
          <table:table-cell table:style-name="ce12" office:value-type="float" office:value="0.6" calcext:value-type="float">
            <text:p>0,60</text:p>
          </table:table-cell>
          <table:table-cell table:number-columns-repeated="4"/>
          <table:table-cell table:style-name="ce24" table:formula="of:=[.E22]*[.$D9]*[.$H9]" office:value-type="float" office:value="0.0075" calcext:value-type="float">
            <text:p>0,0075</text:p>
          </table:table-cell>
          <table:table-cell table:style-name="ce24" table:formula="of:=[.F22]*[.$D9]*[.$H9]" office:value-type="float" office:value="0.0525" calcext:value-type="float">
            <text:p>0,0525</text:p>
          </table:table-cell>
          <table:table-cell table:style-name="ce24" table:formula="of:=[.G22]*[.$D9]*[.$H9]" office:value-type="float" office:value="0.09" calcext:value-type="float">
            <text:p>0,09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5" office:value-type="string" calcext:value-type="string">
            <text:p>a3, b1</text:p>
          </table:table-cell>
          <table:table-cell table:number-columns-repeated="2" table:style-name="ce12" office:value-type="float" office:value="0.4" calcext:value-type="float">
            <text:p>0,40</text:p>
          </table:table-cell>
          <table:table-cell table:style-name="ce12" office:value-type="float" office:value="0.2" calcext:value-type="float">
            <text:p>0,20</text:p>
          </table:table-cell>
          <table:table-cell table:number-columns-repeated="4"/>
          <table:table-cell table:style-name="ce24" table:formula="of:=[.E23]*[.$D10]*[.$H8]" office:value-type="float" office:value="0.04" calcext:value-type="float">
            <text:p>0,04</text:p>
          </table:table-cell>
          <table:table-cell table:style-name="ce24" table:formula="of:=[.F23]*[.$D10]*[.$H8]" office:value-type="float" office:value="0.04" calcext:value-type="float">
            <text:p>0,04</text:p>
          </table:table-cell>
          <table:table-cell table:style-name="ce24" table:formula="of:=[.G23]*[.$D10]*[.$H8]" office:value-type="float" office:value="0.02" calcext:value-type="float">
            <text:p>0,02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5" office:value-type="string" calcext:value-type="string">
            <text:p>a3, b2</text:p>
          </table:table-cell>
          <table:table-cell table:style-name="ce12" office:value-type="float" office:value="0.2" calcext:value-type="float">
            <text:p>0,20</text:p>
          </table:table-cell>
          <table:table-cell table:style-name="ce12" office:value-type="float" office:value="0.5" calcext:value-type="float">
            <text:p>0,50</text:p>
          </table:table-cell>
          <table:table-cell table:style-name="ce12" office:value-type="float" office:value="0.3" calcext:value-type="float">
            <text:p>0,30</text:p>
          </table:table-cell>
          <table:table-cell table:number-columns-repeated="4"/>
          <table:table-cell table:style-name="ce24" table:formula="of:=[.E24]*[.$D11]*[.$H9]" office:value-type="float" office:value="0.03" calcext:value-type="float">
            <text:p>0,03</text:p>
          </table:table-cell>
          <table:table-cell table:style-name="ce24" table:formula="of:=[.F24]*[.$D11]*[.$H9]" office:value-type="float" office:value="0.075" calcext:value-type="float">
            <text:p>0,075</text:p>
          </table:table-cell>
          <table:table-cell table:style-name="ce24" table:formula="of:=[.G24]*[.$D11]*[.$H9]" office:value-type="float" office:value="0.045" calcext:value-type="float">
            <text:p>0,045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5" office:value-type="string" calcext:value-type="string">
            <text:p>a4, b1</text:p>
          </table:table-cell>
          <table:table-cell table:style-name="ce12" office:value-type="float" office:value="0.6" calcext:value-type="float">
            <text:p>0,60</text:p>
          </table:table-cell>
          <table:table-cell table:style-name="ce12" office:value-type="float" office:value="0.35" calcext:value-type="float">
            <text:p>0,35</text:p>
          </table:table-cell>
          <table:table-cell table:style-name="ce12" office:value-type="float" office:value="0.05" calcext:value-type="float">
            <text:p>0,05</text:p>
          </table:table-cell>
          <table:table-cell table:number-columns-repeated="4"/>
          <table:table-cell table:style-name="ce24" table:formula="of:=[.E25]*[.$D11]*[.$H8]" office:value-type="float" office:value="0.06" calcext:value-type="float">
            <text:p>0,06</text:p>
          </table:table-cell>
          <table:table-cell table:style-name="ce24" table:formula="of:=[.F25]*[.$D11]*[.$H8]" office:value-type="float" office:value="0.035" calcext:value-type="float">
            <text:p>0,035</text:p>
          </table:table-cell>
          <table:table-cell table:style-name="ce24" table:formula="of:=[.G25]*[.$D11]*[.$H8]" office:value-type="float" office:value="0.005" calcext:value-type="float">
            <text:p>0,005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6" office:value-type="string" calcext:value-type="string">
            <text:p>a4, b2</text:p>
          </table:table-cell>
          <table:table-cell table:style-name="ce13" office:value-type="float" office:value="0.3" calcext:value-type="float">
            <text:p>0,30</text:p>
          </table:table-cell>
          <table:table-cell table:style-name="ce13" office:value-type="float" office:value="0.4" calcext:value-type="float">
            <text:p>0,40</text:p>
          </table:table-cell>
          <table:table-cell table:style-name="ce13" office:value-type="float" office:value="0.3" calcext:value-type="float">
            <text:p>0,30</text:p>
          </table:table-cell>
          <table:table-cell table:number-columns-repeated="4"/>
          <table:table-cell table:style-name="ce24" table:formula="of:=[.E26]*[.$D11]*[.$H9]" office:value-type="float" office:value="0.045" calcext:value-type="float">
            <text:p>0,045</text:p>
          </table:table-cell>
          <table:table-cell table:style-name="ce24" table:formula="of:=[.F26]*[.$D11]*[.$H9]" office:value-type="float" office:value="0.06" calcext:value-type="float">
            <text:p>0,06</text:p>
          </table:table-cell>
          <table:table-cell table:style-name="ce24" table:formula="of:=[.G26]*[.$D11]*[.$H9]" office:value-type="float" office:value="0.045" calcext:value-type="float">
            <text:p>0,045</text:p>
          </table:table-cell>
        </table:table-row>
        <table:table-row table:style-name="ro1">
          <table:table-cell table:number-columns-repeated="11"/>
          <table:table-cell table:style-name="ce25" table:formula="of:=SUM([.L19:.L26])" office:value-type="float" office:value="0.2525" calcext:value-type="float">
            <text:p>0,2525</text:p>
          </table:table-cell>
          <table:table-cell table:style-name="ce25" table:formula="of:=SUM([.M19:.M26])" office:value-type="float" office:value="0.3825" calcext:value-type="float">
            <text:p>0,3825</text:p>
          </table:table-cell>
          <table:table-cell table:style-name="ce25" table:formula="of:=SUM([.N19:.N26])" office:value-type="float" office:value="0.365" calcext:value-type="float">
            <text:p>0,36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>
            <draw:line draw:z-index="2" draw:name="Line 3" draw:style-name="gr1" draw:text-style-name="P1" svg:x1="2.578cm" svg:y1="0.367cm" svg:x2="1.899cm" svg:y2="1.41cm">
              <text:p/>
            </draw:line>
          </table:table-cell>
          <table:table-cell/>
          <table:table-cell>
            <draw:line draw:z-index="8" draw:name="Line 4" draw:style-name="gr1" draw:text-style-name="P1" svg:x1="0.056cm" svg:y1="0.113cm" svg:x2="0.894cm" svg:y2="1.185cm">
              <text:p/>
            </draw:line>
          </table:table-cell>
          <table:table-cell table:number-columns-repeated="7"/>
        </table:table-row>
        <table:table-row table:style-name="ro1">
          <table:table-cell>
            <draw:custom-shape draw:z-index="3" draw:name="Shape 4" draw:style-name="gr11" draw:text-style-name="P1" svg:width="10.537cm" svg:height="6.226cm" svg:x="1.437cm" svg:y="0.164cm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/>
          <table:table-cell table:style-name="ce11" table:number-columns-repeated="2"/>
          <table:table-cell/>
          <table:table-cell>
            <draw:custom-shape draw:z-index="4" draw:name="Shape 3" draw:style-name="gr12" draw:text-style-name="P1" svg:width="10.539cm" svg:height="6.226cm" svg:x="2.299cm" svg:y="0.079cm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table:style-name="ce11" table:number-columns-repeated="2"/>
          <table:table-cell table:number-columns-repeated="3"/>
          <table:table-cell table:style-name="ce11"/>
          <table:table-cell table:number-columns-repeated="6"/>
        </table:table-row>
        <table:table-row table:style-name="ro3">
          <table:table-cell table:number-columns-repeated="2"/>
          <table:table-cell table:style-name="ce11" table:number-columns-repeated="2"/>
          <table:table-cell table:number-columns-repeated="3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table:style-name="ce11" table:number-columns-repeated="2"/>
          <table:table-cell table:number-columns-repeated="3"/>
          <table:table-cell table:style-name="ce11"/>
          <table:table-cell table:number-columns-repeated="6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C: Fabric weight</text:p>
          </table:table-cell>
          <table:covered-table-cell table:number-columns-repeated="3" table:style-name="ce3"/>
          <table:table-cell/>
          <table:table-cell table:style-name="ce3" office:value-type="string" calcext:value-type="string" table:number-columns-spanned="4" table:number-rows-spanned="1">
            <text:p>D: Colour</text:p>
          </table:table-cell>
          <table:covered-table-cell table:number-columns-repeated="3" table:style-name="ce3"/>
          <table:table-cell/>
          <table:table-cell table:style-name="ce50" table:number-columns-spanned="3" table:number-rows-spanned="1"/>
          <table:covered-table-cell table:number-columns-repeated="2" table:style-name="ce50"/>
        </table:table-row>
        <table:table-row table:style-name="ro4">
          <table:table-cell/>
          <table:table-cell table:style-name="ce4" office:value-type="string" calcext:value-type="string" table:number-columns-spanned="1" table:number-rows-spanned="2">
            <text:p>p(C|X)</text:p>
          </table:table-cell>
          <table:table-cell table:style-name="ce4" office:value-type="string" calcext:value-type="string" table:number-columns-spanned="1" table:number-rows-spanned="2">
            <text:p><text:s text:c="6"/>Light <text:s text:c="9"/>c1</text:p>
          </table:table-cell>
          <table:table-cell table:style-name="ce4" office:value-type="string" calcext:value-type="string" table:number-columns-spanned="1" table:number-rows-spanned="2">
            <text:p>Medium c2</text:p>
          </table:table-cell>
          <table:table-cell table:style-name="ce4" office:value-type="string" calcext:value-type="string" table:number-columns-spanned="1" table:number-rows-spanned="2">
            <text:p><text:s text:c="7"/>Heavy <text:s text:c="9"/>c3</text:p>
          </table:table-cell>
          <table:table-cell/>
          <table:table-cell table:style-name="ce4" office:value-type="string" calcext:value-type="string" table:number-columns-spanned="1" table:number-rows-spanned="2">
            <text:p>p(D|X)</text:p>
          </table:table-cell>
          <table:table-cell table:style-name="ce4" office:value-type="string" calcext:value-type="string" table:number-columns-spanned="1" table:number-rows-spanned="2">
            <text:p><text:s text:c="5"/>Bright <text:s text:c="7"/>d1</text:p>
          </table:table-cell>
          <table:table-cell table:style-name="ce4" office:value-type="string" calcext:value-type="string" table:number-columns-spanned="1" table:number-rows-spanned="2">
            <text:p><text:s text:c="3"/>Neutral <text:s text:c="5"/>d2</text:p>
          </table:table-cell>
          <table:table-cell table:style-name="ce4" office:value-type="string" calcext:value-type="string" table:number-columns-spanned="1" table:number-rows-spanned="2">
            <text:p><text:s text:c="5"/>Dark <text:s text:c="7"/>d3</text:p>
          </table:table-cell>
          <table:table-cell/>
          <table:table-cell table:style-name="ce47" office:value-type="string" calcext:value-type="string">
            <text:p>p(C=c1|X=x1)*p(X=x1)</text:p>
          </table:table-cell>
          <table:table-cell table:style-name="ce47" office:value-type="string" calcext:value-type="string">
            <text:p>p(C=c1|X=x2)*p(X=x2)</text:p>
          </table:table-cell>
          <table:table-cell table:style-name="ce47" office:value-type="string" calcext:value-type="string">
            <text:p>p(C=c1|X=x3)*p(X=x3)</text:p>
          </table:table-cell>
        </table:table-row>
        <table:table-row table:style-name="ro1">
          <table:table-cell/>
          <table:covered-table-cell table:number-columns-repeated="4" table:style-name="ce4"/>
          <table:table-cell/>
          <table:covered-table-cell table:number-columns-repeated="4" table:style-name="ce4"/>
          <table:table-cell/>
          <table:table-cell table:style-name="ce27" table:formula="of:=[.C37]*[.L27]" office:value-type="float" office:value="0.02525" calcext:value-type="float">
            <text:p>0,02525</text:p>
          </table:table-cell>
          <table:table-cell table:style-name="ce27" table:formula="of:=[.C38]*[.M27]" office:value-type="float" office:value="0.0765" calcext:value-type="float">
            <text:p>0,0765</text:p>
          </table:table-cell>
          <table:table-cell table:style-name="ce27" table:formula="of:=[.C39]*[.N27]" office:value-type="float" office:value="0.1825" calcext:value-type="float">
            <text:p>0,1825</text:p>
          </table:table-cell>
        </table:table-row>
        <table:table-row table:style-name="ro1">
          <table:table-cell/>
          <table:table-cell table:style-name="ce5" office:value-type="string" calcext:value-type="string">
            <text:p>x1</text:p>
          </table:table-cell>
          <table:table-cell table:style-name="ce12" office:value-type="float" office:value="0.1" calcext:value-type="float">
            <text:p>0,10</text:p>
          </table:table-cell>
          <table:table-cell table:style-name="ce12" office:value-type="float" office:value="0.2" calcext:value-type="float">
            <text:p>0,20</text:p>
          </table:table-cell>
          <table:table-cell table:style-name="ce12" office:value-type="float" office:value="0.7" calcext:value-type="float">
            <text:p>0,70</text:p>
          </table:table-cell>
          <table:table-cell/>
          <table:table-cell table:style-name="ce5" office:value-type="string" calcext:value-type="string">
            <text:p>x1</text:p>
          </table:table-cell>
          <table:table-cell table:style-name="ce12" office:value-type="float" office:value="0.1" calcext:value-type="float">
            <text:p>0,10</text:p>
          </table:table-cell>
          <table:table-cell table:style-name="ce12" office:value-type="float" office:value="0.3" calcext:value-type="float">
            <text:p>0,30</text:p>
          </table:table-cell>
          <table:table-cell table:style-name="ce12" office:value-type="float" office:value="0.6" calcext:value-type="float">
            <text:p>0,60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x2</text:p>
          </table:table-cell>
          <table:table-cell table:style-name="ce12" office:value-type="float" office:value="0.2" calcext:value-type="float">
            <text:p>0,20</text:p>
          </table:table-cell>
          <table:table-cell table:style-name="ce12" office:value-type="float" office:value="0.6" calcext:value-type="float">
            <text:p>0,60</text:p>
          </table:table-cell>
          <table:table-cell table:style-name="ce12" office:value-type="float" office:value="0.2" calcext:value-type="float">
            <text:p>0,20</text:p>
          </table:table-cell>
          <table:table-cell/>
          <table:table-cell table:style-name="ce5" office:value-type="string" calcext:value-type="string">
            <text:p>x2</text:p>
          </table:table-cell>
          <table:table-cell table:style-name="ce12" office:value-type="float" office:value="0.7" calcext:value-type="float">
            <text:p>0,70</text:p>
          </table:table-cell>
          <table:table-cell table:style-name="ce12" office:value-type="float" office:value="0.2" calcext:value-type="float">
            <text:p>0,20</text:p>
          </table:table-cell>
          <table:table-cell table:style-name="ce12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x3</text:p>
          </table:table-cell>
          <table:table-cell table:style-name="ce13" office:value-type="float" office:value="0.5" calcext:value-type="float">
            <text:p>0,50</text:p>
          </table:table-cell>
          <table:table-cell table:style-name="ce13" office:value-type="float" office:value="0.4" calcext:value-type="float">
            <text:p>0,40</text:p>
          </table:table-cell>
          <table:table-cell table:style-name="ce13" office:value-type="float" office:value="0.1" calcext:value-type="float">
            <text:p>0,10</text:p>
          </table:table-cell>
          <table:table-cell/>
          <table:table-cell table:style-name="ce6" office:value-type="string" calcext:value-type="string">
            <text:p>x3</text:p>
          </table:table-cell>
          <table:table-cell table:style-name="ce13" office:value-type="float" office:value="0.3" calcext:value-type="float">
            <text:p>0,30</text:p>
          </table:table-cell>
          <table:table-cell table:style-name="ce13" office:value-type="float" office:value="0.4" calcext:value-type="float">
            <text:p>0,40</text:p>
          </table:table-cell>
          <table:table-cell table:style-name="ce13" office:value-type="float" office:value="0.3" calcext:value-type="float">
            <text:p>0,30</text:p>
          </table:table-cell>
          <table:table-cell table:number-columns-repeated="4"/>
        </table:table-row>
        <table:table-row table:style-name="ro1" table:number-rows-repeated="6">
          <table:table-cell table:number-columns-repeated="14"/>
        </table:table-row>
        <table:table-row table:style-name="ro5">
          <table:table-cell table:style-name="ce1" office:value-type="string" calcext:value-type="string" table:number-columns-spanned="11" table:number-rows-spanned="1">
            <text:p>Figure 1 <text:s text:c="3"/>A Bayesian network for the clothing purchase example</text:p>
          </table:table-cell>
          <table:covered-table-cell table:number-columns-repeated="10" table:style-name="ce1"/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2">
          <table:table-cell table:style-name="ce2" office:value-type="string" calcext:value-type="string" table:number-columns-spanned="10" table:number-rows-spanned="1">
            <text:p>Question: What is the probability of a Fabric being Dark (d3) given that its weight is light (c1) ?</text:p>
          </table:table-cell>
          <table:covered-table-cell table:number-columns-repeated="7" table:style-name="ce30"/>
          <table:covered-table-cell table:number-columns-repeated="2"/>
          <table:table-cell table:number-columns-repeated="4"/>
        </table:table-row>
        <table:table-row table:style-name="ro1" table:number-rows-repeated="4">
          <table:table-cell table:number-columns-repeated="14"/>
        </table:table-row>
        <table:table-row table:style-name="ro1" table:number-rows-repeated="5">
          <table:table-cell table:number-columns-repeated="2"/>
          <table:table-cell table:style-name="ce11" table:number-columns-repeated="2"/>
          <table:table-cell table:number-columns-repeated="3"/>
          <table:table-cell table:style-name="ce11"/>
          <table:table-cell table:number-columns-repeated="6"/>
        </table:table-row>
        <table:table-row table:style-name="ro2">
          <table:table-cell table:number-columns-repeated="2"/>
          <table:table-cell table:style-name="ce14" table:formula="of:=[.J37]*[.C37]*[.L27]" office:value-type="float" office:value="0.01515" calcext:value-type="float">
            <text:p>0,01515</text:p>
          </table:table-cell>
          <table:table-cell table:style-name="ce11"/>
          <table:table-cell table:style-name="ce17" office:value-type="string" calcext:value-type="string">
            <text:p>+</text:p>
          </table:table-cell>
          <table:table-cell table:style-name="ce21" table:formula="of:=[.J38]*[.C38]*[.M27]" office:value-type="float" office:value="0.00765" calcext:value-type="float">
            <text:p>0,00765</text:p>
          </table:table-cell>
          <table:table-cell table:style-name="ce15"/>
          <table:table-cell table:style-name="ce17" office:value-type="string" calcext:value-type="string">
            <text:p>+</text:p>
          </table:table-cell>
          <table:table-cell/>
          <table:table-cell table:style-name="ce22" table:formula="of:=[.J39]*[.C39]*[.N27]" office:value-type="float" office:value="0.05475" calcext:value-type="float">
            <text:p>0,05475</text:p>
            <draw:line draw:z-index="26" draw:name="Line 7" draw:style-name="gr13" draw:text-style-name="P1" svg:x1="1.208cm" svg:y1="1.139cm" svg:x2="1.208cm" svg:y2="0.501cm">
              <text:p/>
            </draw:line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>
            <draw:line draw:z-index="25" draw:name="Line 6" draw:style-name="gr14" draw:text-style-name="P1" svg:x1="2.317cm" svg:y1="0.655cm" svg:x2="2.325cm" svg:y2="0.012cm">
              <text:p/>
            </draw:line>
          </table:table-cell>
          <table:table-cell table:number-columns-repeated="8"/>
        </table:table-row>
        <table:table-row table:style-name="ro1">
          <table:table-cell table:number-columns-repeated="4"/>
          <table:table-cell>
            <draw:custom-shape draw:z-index="10" draw:name="Shape 6" draw:style-name="gr15" draw:text-style-name="P1" svg:width="7.917cm" svg:height="0.826cm" svg:x="1.366cm" svg:y="0.28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>
            <draw:custom-shape draw:z-index="11" draw:name="Shape 7" draw:style-name="gr16" draw:text-style-name="P1" svg:width="7.981cm" svg:height="0.826cm" svg:x="1.493cm" svg:y="0.3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</table:table-row>
        <table:table-row table:style-name="ro1">
          <table:table-cell table:number-columns-repeated="11"/>
          <table:table-cell table:style-name="ce52" table:formula="of:=SUM([.C59];[.F59];[.J59])" office:value-type="float" office:value="0.07755" calcext:value-type="float">
            <text:p>0,07755</text:p>
          </table:table-cell>
          <table:table-cell table:style-name="Default"/>
          <table:table-cell/>
        </table:table-row>
        <table:table-row table:style-name="ro6">
          <table:table-cell table:number-columns-repeated="5"/>
          <table:table-cell>
            <draw:custom-shape draw:z-index="15" draw:name="Shape 10" draw:style-name="gr17" draw:text-style-name="P1" svg:width="2.61cm" svg:height="0.624cm" svg:x="1.582cm" svg:y="0.413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range-x-maximum="50000" draw:handle-position="?f2 0"/>
              </draw:enhanced-geometry>
            </draw:custom-shape>
          </table:table-cell>
          <table:table-cell table:number-columns-repeated="6"/>
          <table:table-cell table:style-name="ce53" table:formula="of:=[.L62]/[.L64]" office:value-type="float" office:value="0.272823218997361" calcext:value-type="float">
            <text:p>0,272823218997361</text:p>
            <draw:g draw:z-index="18">
              <draw:line draw:name="Horizontal line 3" draw:style-name="gr7" draw:text-style-name="P1" svg:x1="0.782cm" svg:y1="0.173cm" svg:x2="1.434cm" svg:y2="0.174cm">
                <text:p/>
              </draw:line>
              <draw:line draw:name="Horizontal line 2" draw:style-name="gr7" draw:text-style-name="P1" svg:x1="0.777cm" svg:y1="0.375cm" svg:x2="1.428cm" svg:y2="0.376cm">
                <text:p/>
              </draw:line>
            </draw:g>
          </table:table-cell>
          <table:table-cell table:style-name="Default"/>
        </table:table-row>
        <table:table-row table:style-name="ro1">
          <table:table-cell table:number-columns-repeated="11"/>
          <table:table-cell table:style-name="ce52" table:formula="of:=SUM([.L36:.N36])" office:value-type="float" office:value="0.28425" calcext:value-type="float">
            <text:p>0,28425</text:p>
          </table:table-cell>
          <table:table-cell table:style-name="Default"/>
          <table:table-cell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table:number-columns-repeated="2"/>
          <table:table-cell table:style-name="ce11"/>
          <table:table-cell table:number-columns-repeated="11"/>
        </table:table-row>
        <table:table-row table:style-name="ro1" table:number-rows-repeated="104850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date-style style:name="N120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time-style style:name="N119">
      <number:hours/>
      <number:text>:</number:text>
      <number:minutes number:style="long"/>
      <number:text>:</number:text>
      <number:seconds number:style="long"/>
    </number:time-style>
    <number:time-style style:name="N118">
      <number:hours/>
      <number:text>:</number:text>
      <number:minutes number:style="long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5">
      <number:minutes number:style="long"/>
      <number:text>:</number:text>
      <number:seconds number:style="long" number:decimal-places="1"/>
    </number:time-style>
    <number:time-style style:name="N116">
      <number:hours/>
      <number:text>:</number:text>
      <number:minutes number:style="long"/>
      <number:text> </number:text>
      <number:am-pm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15">
      <number:month number:textual="true"/>
      <number:text>-</number:text>
      <number:year/>
    </number:date-style>
    <number:time-style style:name="N143">
      <number:minutes number:style="long"/>
      <number:text>:</number:text>
      <number:seconds number:style="long"/>
    </number:time-style>
    <number:date-style style:name="N114">
      <number:day/>
      <number:text>-</number:text>
      <number:month number:textual="true"/>
    </number:date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113">
      <number:day/>
      <number:text>-</number:text>
      <number:month number:textual="true"/>
      <number:text>-</number:text>
      <number:year/>
    </number:date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sArrowEnd_20_5" draw:display-name="msArrowEnd 5" svg:viewBox="0 0 300 300" svg:d="M150 0l150 300h-300z"/>
    <draw:stroke-dash draw:name="Dash" draw:style="rect" draw:dots1="1" draw:dots1-length="300%" draw:distance="100%"/>
    <draw:stroke-dash draw:name="Dot" draw:style="rect" draw:dots1="1" draw:dots1-length="100%" draw:distance="100%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7T01:09:32</meta:creation-date>
    <dc:language>el-GR</dc:language>
    <dc:date>2024-11-20T14:29:58.915939930</dc:date>
    <meta:editing-cycles>43</meta:editing-cycles>
    <meta:editing-duration>PT6H24M26S</meta:editing-duration>
    <meta:generator>LibreOffice/7.3.7.2$Linux_X86_64 LibreOffice_project/30$Build-2</meta:generator>
    <meta:document-statistic meta:table-count="1" meta:cell-count="135" meta:object-count="27"/>
    <meta:user-defined meta:name="AppVersion">15.0000</meta:user-defined>
  </office:meta>
</office:document-meta>
</file>

<file path=Object 1/content.xml><?xml version="1.0" encoding="utf-8"?>
<math xmlns="http://www.w3.org/1998/Math/MathML" display="block">
  <semantics>
    <mfrac>
      <mrow>
        <munderover>
          <mo stretchy="false">∑</mo>
          <mrow>
            <mi>X</mi>
            <mo stretchy="false">=</mo>
            <msub>
              <mi>x</mi>
              <mi>i</mi>
            </msub>
          </mrow>
          <mn>3</mn>
        </munderover>
        <mrow>
          <mi>P</mi>
          <mrow>
            <mrow>
              <mo fence="true" form="prefix" stretchy="true">(</mo>
              <mrow>
                <mrow>
                  <mrow>
                    <mrow>
                      <mi>D</mi>
                      <mo stretchy="false">=</mo>
                      <mi>d</mi>
                    </mrow>
                    <mn>3</mn>
                  </mrow>
                  <mo stretchy="false">|</mo>
                  <mrow>
                    <mi>X</mi>
                    <mo stretchy="false">=</mo>
                    <mi>x</mi>
                  </mrow>
                </mrow>
              </mrow>
              <mo fence="true" form="postfix" stretchy="true">)</mo>
            </mrow>
            <mo stretchy="false">⋅</mo>
            <mi>P</mi>
          </mrow>
          <mrow>
            <mrow>
              <mo fence="true" form="prefix" stretchy="true">(</mo>
              <mrow>
                <mrow>
                  <mrow>
                    <mrow>
                      <mi>C</mi>
                      <mo stretchy="false">=</mo>
                      <mi>c</mi>
                    </mrow>
                    <mn>1</mn>
                  </mrow>
                  <mo stretchy="false">|</mo>
                  <mrow>
                    <mi>X</mi>
                    <mo stretchy="false">=</mo>
                    <mi>x</mi>
                  </mrow>
                </mrow>
              </mrow>
              <mo fence="true" form="postfix" stretchy="true">)</mo>
            </mrow>
            <mo stretchy="false">⋅</mo>
            <mi>P</mi>
          </mrow>
          <mrow>
            <mo fence="true" form="prefix" stretchy="true">(</mo>
            <mrow>
              <mrow>
                <mi>X</mi>
                <mo stretchy="false">=</mo>
                <mi>x</mi>
              </mrow>
            </mrow>
            <mo fence="true" form="postfix" stretchy="true">)</mo>
          </mrow>
        </mrow>
      </mrow>
      <mrow>
        <mi>p</mi>
        <mrow>
          <mo fence="true" form="prefix" stretchy="true">(</mo>
          <mrow>
            <mrow>
              <mrow>
                <mi>C</mi>
                <mo stretchy="false">=</mo>
                <mi>c</mi>
              </mrow>
              <mn>1</mn>
            </mrow>
          </mrow>
          <mo fence="true" form="postfix" stretchy="true">)</mo>
        </mrow>
      </mrow>
    </mfrac>
    <annotation encoding="StarMath 5.0">sum from X = x_{i} to {3} {P left (D = d 3 mline X = x right ) cdot P left (C = c 1 mline X = x right ) cdot P left (X = x right ) } over {p left (C = c 1 right )}</annotation>
  </semantics>
</math>
</file>

<file path=Object 2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row>
              <mrow>
                <mi>D</mi>
                <mo stretchy="false">=</mo>
                <mi>d</mi>
              </mrow>
              <mn>3</mn>
            </mrow>
            <mo stretchy="false">|</mo>
            <mrow>
              <mrow>
                <mi>C</mi>
                <mo stretchy="false">=</mo>
                <mi>c</mi>
              </mrow>
              <mn>1</mn>
            </mrow>
          </mrow>
        </mrow>
        <mo fence="true" form="postfix" stretchy="false">)</mo>
      </mrow>
    </mrow>
    <annotation encoding="StarMath 5.0">P(D=d3 mline C=c1)</annotation>
  </semantics>
</math>
</file>

<file path=Object 3/content.xml><?xml version="1.0" encoding="utf-8"?>
<math xmlns="http://www.w3.org/1998/Math/MathML" display="block">
  <semantics>
    <mfrac>
      <mrow>
        <mi>P</mi>
        <mrow>
          <mrow>
            <mo fence="true" form="prefix" stretchy="true">(</mo>
            <mrow>
              <mrow>
                <mrow>
                  <mrow>
                    <mi>D</mi>
                    <mo stretchy="false">=</mo>
                    <mi>d</mi>
                  </mrow>
                  <mn>3</mn>
                </mrow>
                <mo stretchy="false">|</mo>
                <mrow>
                  <mrow>
                    <mi>X</mi>
                    <mo stretchy="false">=</mo>
                    <mi>x</mi>
                  </mrow>
                  <mn>1</mn>
                </mrow>
              </mrow>
            </mrow>
            <mo fence="true" form="postfix" stretchy="true">)</mo>
          </mrow>
          <mo stretchy="false">⋅</mo>
          <mi>P</mi>
        </mrow>
        <mrow>
          <mrow>
            <mo fence="true" form="prefix" stretchy="true">(</mo>
            <mrow>
              <mrow>
                <mrow>
                  <mrow>
                    <mi>C</mi>
                    <mo stretchy="false">=</mo>
                    <mi>c</mi>
                  </mrow>
                  <mn>1</mn>
                </mrow>
                <mo stretchy="false">|</mo>
                <mrow>
                  <mrow>
                    <mi>X</mi>
                    <mo stretchy="false">=</mo>
                    <mi>x</mi>
                  </mrow>
                  <mn>1</mn>
                </mrow>
              </mrow>
            </mrow>
            <mo fence="true" form="postfix" stretchy="true">)</mo>
          </mrow>
          <mo stretchy="false">⋅</mo>
          <mi>P</mi>
        </mrow>
        <mrow>
          <mrow>
            <mo fence="true" form="prefix" stretchy="true">(</mo>
            <mrow>
              <mrow>
                <mrow>
                  <mi>X</mi>
                  <mo stretchy="false">=</mo>
                  <mi>x</mi>
                </mrow>
                <mn>1</mn>
              </mrow>
            </mrow>
            <mo fence="true" form="postfix" stretchy="true">)</mo>
          </mrow>
          <mo stretchy="false">+</mo>
          <mi>P</mi>
        </mrow>
        <mrow>
          <mrow>
            <mo fence="true" form="prefix" stretchy="true">(</mo>
            <mrow>
              <mrow>
                <mrow>
                  <mrow>
                    <mi>D</mi>
                    <mo stretchy="false">=</mo>
                    <mi>d</mi>
                  </mrow>
                  <mn>3</mn>
                </mrow>
                <mo stretchy="false">|</mo>
                <mrow>
                  <mrow>
                    <mi>X</mi>
                    <mo stretchy="false">=</mo>
                    <mi>x</mi>
                  </mrow>
                  <mn>2</mn>
                </mrow>
              </mrow>
            </mrow>
            <mo fence="true" form="postfix" stretchy="true">)</mo>
          </mrow>
          <mo stretchy="false">⋅</mo>
          <mi>P</mi>
        </mrow>
        <mrow>
          <mrow>
            <mo fence="true" form="prefix" stretchy="true">(</mo>
            <mrow>
              <mrow>
                <mrow>
                  <mrow>
                    <mi>C</mi>
                    <mo stretchy="false">=</mo>
                    <mi>c</mi>
                  </mrow>
                  <mn>1</mn>
                </mrow>
                <mo stretchy="false">|</mo>
                <mrow>
                  <mrow>
                    <mi>X</mi>
                    <mo stretchy="false">=</mo>
                    <mi>x</mi>
                  </mrow>
                  <mn>2</mn>
                </mrow>
              </mrow>
            </mrow>
            <mo fence="true" form="postfix" stretchy="true">)</mo>
          </mrow>
          <mo stretchy="false">⋅</mo>
          <mi>P</mi>
        </mrow>
        <mrow>
          <mrow>
            <mo fence="true" form="prefix" stretchy="true">(</mo>
            <mrow>
              <mrow>
                <mrow>
                  <mi>X</mi>
                  <mo stretchy="false">=</mo>
                  <mi>x</mi>
                </mrow>
                <mn>2</mn>
              </mrow>
            </mrow>
            <mo fence="true" form="postfix" stretchy="true">)</mo>
          </mrow>
          <mo stretchy="false">+</mo>
          <mi>P</mi>
        </mrow>
        <mrow>
          <mrow>
            <mo fence="true" form="prefix" stretchy="true">(</mo>
            <mrow>
              <mrow>
                <mrow>
                  <mrow>
                    <mi>D</mi>
                    <mo stretchy="false">=</mo>
                    <mi>d</mi>
                  </mrow>
                  <mn>3</mn>
                </mrow>
                <mo stretchy="false">|</mo>
                <mrow>
                  <mrow>
                    <mi>X</mi>
                    <mo stretchy="false">=</mo>
                    <mi>x</mi>
                  </mrow>
                  <mn>3</mn>
                </mrow>
              </mrow>
            </mrow>
            <mo fence="true" form="postfix" stretchy="true">)</mo>
          </mrow>
          <mo stretchy="false">⋅</mo>
          <mi>P</mi>
        </mrow>
        <mrow>
          <mrow>
            <mo fence="true" form="prefix" stretchy="true">(</mo>
            <mrow>
              <mrow>
                <mrow>
                  <mrow>
                    <mi>C</mi>
                    <mo stretchy="false">=</mo>
                    <mi>c</mi>
                  </mrow>
                  <mn>1</mn>
                </mrow>
                <mo stretchy="false">|</mo>
                <mrow>
                  <mrow>
                    <mi>X</mi>
                    <mo stretchy="false">=</mo>
                    <mi>x</mi>
                  </mrow>
                  <mn>3</mn>
                </mrow>
              </mrow>
            </mrow>
            <mo fence="true" form="postfix" stretchy="true">)</mo>
          </mrow>
          <mo stretchy="false">⋅</mo>
          <mi>P</mi>
        </mrow>
        <mrow>
          <mo fence="true" form="prefix" stretchy="true">(</mo>
          <mrow>
            <mrow>
              <mrow>
                <mi>X</mi>
                <mo stretchy="false">=</mo>
                <mi>x</mi>
              </mrow>
              <mn>3</mn>
            </mrow>
          </mrow>
          <mo fence="true" form="postfix" stretchy="true">)</mo>
        </mrow>
      </mrow>
      <mrow>
        <mi>p</mi>
        <mrow>
          <mo fence="true" form="prefix" stretchy="true">(</mo>
          <mrow>
            <mrow>
              <mrow>
                <mi>C</mi>
                <mo stretchy="false">=</mo>
                <mi>c</mi>
              </mrow>
              <mn>1</mn>
            </mrow>
          </mrow>
          <mo fence="true" form="postfix" stretchy="true">)</mo>
        </mrow>
      </mrow>
    </mfrac>
    <annotation encoding="StarMath 5.0">{P left (D = d 3 mline X = x 1 right ) cdot P left (C = c 1 mline X = x 1 right ) cdot P left (X = x 1 right )+ P left (D = d 3 mline X = x 2 right ) cdot P left (C = c 1 mline X = x 2 right ) cdot P left (X = x 2 right )+ P left (D = d 3 mline X = x 3 right ) cdot P left (C = c 1 mline X = x 3 right ) cdot P left (X = x 3 right )} over {p left (C = c 1 right )}</annotation>
  </semantics>
</math>
</file>